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helvetica, sans-serif"/>
    <style:font-face style:name="Lucida Sans1" svg:font-family="'Lucida San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paragraph-rsid="000df620"/>
    </style:style>
    <style:style style:name="P2" style:family="paragraph" style:parent-style-name="Standard">
      <style:text-properties fo:font-weight="bold" officeooo:rsid="000c6054" officeooo:paragraph-rsid="000c6054" style:font-weight-asian="bold" style:font-weight-complex="bold"/>
    </style:style>
    <style:style style:name="P3" style:family="paragraph" style:parent-style-name="Standard">
      <style:text-properties officeooo:rsid="000c6054" officeooo:paragraph-rsid="000c6054"/>
    </style:style>
    <style:style style:name="P4" style:family="paragraph" style:parent-style-name="Standard">
      <style:text-properties officeooo:paragraph-rsid="000c6054"/>
    </style:style>
    <style:style style:name="P5" style:family="paragraph" style:parent-style-name="Standard">
      <style:text-properties officeooo:paragraph-rsid="001af2bd"/>
    </style:style>
    <style:style style:name="P6" style:family="paragraph" style:parent-style-name="Standard">
      <style:paragraph-properties fo:margin-left="0.25in" fo:margin-right="0in" fo:margin-top="0in" fo:margin-bottom="0in" loext:contextual-spacing="false" fo:text-indent="-0.25in" style:auto-text-indent="false"/>
    </style:style>
    <style:style style:name="P7" style:family="paragraph" style:parent-style-name="Standard">
      <style:paragraph-properties fo:margin-left="0.25in" fo:margin-right="0in" fo:margin-top="0in" fo:margin-bottom="0in" loext:contextual-spacing="false" fo:text-indent="-0.25in" style:auto-text-indent="false"/>
      <style:text-properties fo:color="#c9211e"/>
    </style:style>
    <style:style style:name="P8" style:family="paragraph" style:parent-style-name="Text_20_body">
      <style:text-properties officeooo:rsid="000c6054" officeooo:paragraph-rsid="000c6054"/>
    </style:style>
    <style:style style:name="P9" style:family="paragraph" style:parent-style-name="Text_20_body">
      <style:text-properties officeooo:paragraph-rsid="000c6054"/>
    </style:style>
    <style:style style:name="P10" style:family="paragraph" style:parent-style-name="Text_20_body">
      <style:text-properties fo:color="#c9211e" fo:font-style="italic" style:font-style-asian="italic" style:font-style-complex="italic"/>
    </style:style>
    <style:style style:name="P11" style:family="paragraph" style:parent-style-name="Text_20_body" style:list-style-name="L2">
      <style:text-properties fo:color="#c9211e"/>
    </style:style>
    <style:style style:name="P12" style:family="paragraph" style:parent-style-name="Text_20_body" style:list-style-name="L3">
      <style:text-properties fo:color="#c9211e"/>
    </style:style>
    <style:style style:name="P13" style:family="paragraph" style:parent-style-name="Text_20_body">
      <style:paragraph-properties fo:margin-left="0.25in" fo:margin-right="0in" fo:margin-top="0in" fo:margin-bottom="0in" loext:contextual-spacing="false" fo:text-indent="-0.25in" style:auto-text-indent="false"/>
    </style:style>
    <style:style style:name="P14" style:family="paragraph" style:parent-style-name="Text_20_body">
      <style:paragraph-properties fo:margin-left="0.25in" fo:margin-right="0in" fo:margin-top="0in" fo:margin-bottom="0in" loext:contextual-spacing="false" fo:text-indent="-0.25in" style:auto-text-indent="false"/>
      <style:text-properties fo:font-weight="bold" officeooo:rsid="000c6054" officeooo:paragraph-rsid="000c6054" style:font-weight-asian="bold" style:font-weight-complex="bold"/>
    </style:style>
    <style:style style:name="P15" style:family="paragraph" style:parent-style-name="Text_20_body">
      <style:paragraph-properties fo:margin-left="0.25in" fo:margin-right="0in" fo:margin-top="0in" fo:margin-bottom="0in" loext:contextual-spacing="false" fo:text-indent="-0.25in" style:auto-text-indent="false"/>
      <style:text-properties fo:font-style="italic" style:font-style-asian="italic" style:font-style-complex="italic"/>
    </style:style>
    <style:style style:name="P16" style:family="paragraph" style:parent-style-name="Text_20_body">
      <style:paragraph-properties fo:margin-left="0.25in" fo:margin-right="0in" fo:margin-top="0in" fo:margin-bottom="0in" loext:contextual-spacing="false" fo:text-indent="-0.25in" style:auto-text-indent="false"/>
      <style:text-properties fo:font-style="italic" officeooo:rsid="000e2bcb" officeooo:paragraph-rsid="000e2bcb" style:font-style-asian="italic" style:font-style-complex="italic"/>
    </style:style>
    <style:style style:name="P17" style:family="paragraph" style:parent-style-name="Text_20_body">
      <style:paragraph-properties fo:margin-left="0.25in" fo:margin-right="0in" fo:margin-top="0in" fo:margin-bottom="0in" loext:contextual-spacing="false" fo:text-indent="-0.25in" style:auto-text-indent="false"/>
      <style:text-properties fo:font-style="italic" officeooo:rsid="001b4c40" officeooo:paragraph-rsid="001b4c40" style:font-style-asian="italic" style:font-style-complex="italic"/>
    </style:style>
    <style:style style:name="P18" style:family="paragraph" style:parent-style-name="Text_20_body">
      <style:paragraph-properties fo:margin-left="0.25in" fo:margin-right="0in" fo:margin-top="0in" fo:margin-bottom="0in" loext:contextual-spacing="false" fo:text-indent="-0.25in" style:auto-text-indent="false"/>
      <style:text-properties officeooo:paragraph-rsid="000e0510"/>
    </style:style>
    <style:style style:name="P19" style:family="paragraph" style:parent-style-name="Text_20_body">
      <style:paragraph-properties fo:margin-left="0.25in" fo:margin-right="0in" fo:margin-top="0in" fo:margin-bottom="0in" loext:contextual-spacing="false" fo:text-indent="-0.25in" style:auto-text-indent="false"/>
      <style:text-properties officeooo:paragraph-rsid="000e2bcb"/>
    </style:style>
    <style:style style:name="P20" style:family="paragraph" style:parent-style-name="Text_20_body">
      <style:paragraph-properties fo:margin-left="0.25in" fo:margin-right="0in" fo:margin-top="0in" fo:margin-bottom="0in" loext:contextual-spacing="false" fo:text-indent="-0.25in" style:auto-text-indent="false"/>
      <style:text-properties fo:font-style="normal" officeooo:rsid="000e2bcb" officeooo:paragraph-rsid="000e2bcb" style:font-style-asian="normal" style:font-style-complex="normal"/>
    </style:style>
    <style:style style:name="P21" style:family="paragraph" style:parent-style-name="Text_20_body">
      <style:paragraph-properties fo:margin-left="0.25in" fo:margin-right="0in" fo:margin-top="0in" fo:margin-bottom="0in" loext:contextual-spacing="false" fo:text-indent="-0.25in" style:auto-text-indent="false"/>
      <style:text-properties fo:font-style="normal" officeooo:rsid="001b4c40" officeooo:paragraph-rsid="001b4c40" style:font-style-asian="normal" style:font-style-complex="normal"/>
    </style:style>
    <style:style style:name="P22" style:family="paragraph" style:parent-style-name="Text_20_body">
      <style:paragraph-properties fo:margin-left="0.25in" fo:margin-right="0in" fo:margin-top="0in" fo:margin-bottom="0in" loext:contextual-spacing="false" fo:text-indent="-0.25in" style:auto-text-indent="false"/>
      <style:text-properties officeooo:rsid="000e2bcb" officeooo:paragraph-rsid="000e2bcb"/>
    </style:style>
    <style:style style:name="P23" style:family="paragraph" style:parent-style-name="Text_20_body">
      <style:paragraph-properties fo:margin-left="0.25in" fo:margin-right="0in" fo:margin-top="0in" fo:margin-bottom="0in" loext:contextual-spacing="false" fo:text-indent="-0.25in" style:auto-text-indent="false"/>
      <style:text-properties fo:color="#c9211e"/>
    </style:style>
    <style:style style:name="P24" style:family="paragraph" style:parent-style-name="Text_20_body">
      <style:paragraph-properties fo:margin-left="0.25in" fo:margin-right="0in" fo:margin-top="0in" fo:margin-bottom="0in" loext:contextual-spacing="false" fo:text-indent="-0.25in" style:auto-text-indent="false"/>
      <style:text-properties fo:color="#c9211e" fo:font-style="italic" style:font-style-asian="italic" style:font-style-complex="italic"/>
    </style:style>
    <style:style style:name="P25" style:family="paragraph" style:parent-style-name="Text_20_body">
      <style:paragraph-properties fo:margin-left="0.25in" fo:margin-right="0in" fo:margin-top="0in" fo:margin-bottom="0in" loext:contextual-spacing="false" fo:text-indent="-0.25in" style:auto-text-indent="false"/>
      <style:text-properties fo:color="#c9211e" fo:font-weight="bold"/>
    </style:style>
    <style:style style:name="P26" style:family="paragraph" style:parent-style-name="Text_20_body">
      <style:paragraph-properties fo:margin-left="0.25in" fo:margin-right="0in" fo:margin-top="0in" fo:margin-bottom="0in" loext:contextual-spacing="false" fo:text-indent="-0.25in" style:auto-text-indent="false"/>
      <style:text-properties fo:color="#c9211e" fo:font-weight="bold" officeooo:rsid="000c6054" officeooo:paragraph-rsid="000c6054" style:font-weight-asian="bold" style:font-weight-complex="bold"/>
    </style:style>
    <style:style style:name="P27" style:family="paragraph" style:parent-style-name="Text_20_body">
      <style:paragraph-properties fo:margin-left="0.25in" fo:margin-right="0in" fo:margin-top="0in" fo:margin-bottom="0in" loext:contextual-spacing="false" fo:text-indent="-0.25in" style:auto-text-indent="false"/>
      <style:text-properties fo:color="#c9211e" style:font-name="arial" fo:font-size="9.10000038146973pt"/>
    </style:style>
    <style:style style:name="P28" style:family="paragraph" style:parent-style-name="Text_20_body">
      <style:paragraph-properties fo:margin-left="0.25in" fo:margin-right="0in" fo:margin-top="0in" fo:margin-bottom="0in" loext:contextual-spacing="false" fo:text-indent="-0.25in" style:auto-text-indent="false"/>
      <style:text-properties fo:color="#c9211e" fo:font-weight="normal" officeooo:rsid="000c6054" officeooo:paragraph-rsid="000c6054" style:font-weight-asian="normal" style:font-weight-complex="normal"/>
    </style:style>
    <style:style style:name="P29" style:family="paragraph" style:parent-style-name="Text_20_body">
      <style:paragraph-properties fo:margin-left="0.25in" fo:margin-right="0in" fo:margin-top="0in" fo:margin-bottom="0in" loext:contextual-spacing="false" fo:text-indent="-0.25in" style:auto-text-indent="false"/>
      <style:text-properties officeooo:rsid="000fa31b" officeooo:paragraph-rsid="000fa31b"/>
    </style:style>
    <style:style style:name="P30" style:family="paragraph" style:parent-style-name="Text_20_body">
      <style:paragraph-properties fo:margin-left="0.25in" fo:margin-right="0in" fo:margin-top="0in" fo:margin-bottom="0in" loext:contextual-spacing="false" fo:text-indent="-0.25in" style:auto-text-indent="false"/>
      <style:text-properties officeooo:paragraph-rsid="000fa31b"/>
    </style:style>
    <style:style style:name="P31" style:family="paragraph" style:parent-style-name="Text_20_body">
      <style:paragraph-properties fo:margin-left="0.25in" fo:margin-right="0in" fo:margin-top="0in" fo:margin-bottom="0in" loext:contextual-spacing="false" fo:text-indent="-0.25in" style:auto-text-indent="false"/>
      <style:text-properties officeooo:rsid="00113409" officeooo:paragraph-rsid="00113409"/>
    </style:style>
    <style:style style:name="P32" style:family="paragraph" style:parent-style-name="Text_20_body">
      <style:paragraph-properties fo:margin-left="0.25in" fo:margin-right="0in" fo:margin-top="0in" fo:margin-bottom="0in" loext:contextual-spacing="false" fo:text-indent="-0.25in" style:auto-text-indent="false"/>
      <style:text-properties officeooo:paragraph-rsid="00113409"/>
    </style:style>
    <style:style style:name="P33" style:family="paragraph" style:parent-style-name="Text_20_body">
      <style:paragraph-properties fo:margin-left="0.25in" fo:margin-right="0in" fo:margin-top="0in" fo:margin-bottom="0in" loext:contextual-spacing="false" fo:text-indent="-0.25in" style:auto-text-indent="false"/>
      <style:text-properties officeooo:paragraph-rsid="00133ab0"/>
    </style:style>
    <style:style style:name="P34" style:family="paragraph" style:parent-style-name="Text_20_body">
      <style:paragraph-properties fo:margin-left="0.25in" fo:margin-right="0in" fo:margin-top="0in" fo:margin-bottom="0in" loext:contextual-spacing="false" fo:text-indent="-0.25in" style:auto-text-indent="false"/>
      <style:text-properties officeooo:rsid="0017f834" officeooo:paragraph-rsid="0017f834"/>
    </style:style>
    <style:style style:name="P35" style:family="paragraph" style:parent-style-name="Text_20_body">
      <style:paragraph-properties fo:margin-left="0.25in" fo:margin-right="0in" fo:margin-top="0in" fo:margin-bottom="0in" loext:contextual-spacing="false" fo:text-indent="-0.25in" style:auto-text-indent="false"/>
      <style:text-properties officeooo:paragraph-rsid="0017f834"/>
    </style:style>
    <style:style style:name="P36" style:family="paragraph" style:parent-style-name="Text_20_body">
      <style:paragraph-properties fo:margin-left="0.25in" fo:margin-right="0in" fo:margin-top="0in" fo:margin-bottom="0in" loext:contextual-spacing="false" fo:text-indent="-0.25in" style:auto-text-indent="false"/>
      <style:text-properties officeooo:rsid="00180bf6" officeooo:paragraph-rsid="00180bf6"/>
    </style:style>
    <style:style style:name="P37" style:family="paragraph" style:parent-style-name="Text_20_body">
      <style:paragraph-properties fo:margin-left="0.25in" fo:margin-right="0in" fo:margin-top="0in" fo:margin-bottom="0in" loext:contextual-spacing="false" fo:text-indent="-0.25in" style:auto-text-indent="false"/>
      <style:text-properties officeooo:paragraph-rsid="00180bf6"/>
    </style:style>
    <style:style style:name="P38" style:family="paragraph" style:parent-style-name="Text_20_body">
      <style:paragraph-properties fo:margin-left="0.25in" fo:margin-right="0in" fo:margin-top="0in" fo:margin-bottom="0in" loext:contextual-spacing="false" fo:text-indent="-0.25in" style:auto-text-indent="false"/>
      <style:text-properties officeooo:rsid="0019cf7e" officeooo:paragraph-rsid="0019cf7e"/>
    </style:style>
    <style:style style:name="P39" style:family="paragraph" style:parent-style-name="Text_20_body">
      <style:paragraph-properties fo:margin-left="0.25in" fo:margin-right="0in" fo:margin-top="0in" fo:margin-bottom="0in" loext:contextual-spacing="false" fo:text-indent="-0.25in" style:auto-text-indent="false"/>
      <style:text-properties officeooo:paragraph-rsid="0019cf7e"/>
    </style:style>
    <style:style style:name="P40" style:family="paragraph" style:parent-style-name="Text_20_body">
      <style:paragraph-properties fo:margin-left="0.25in" fo:margin-right="0in" fo:margin-top="0in" fo:margin-bottom="0in" loext:contextual-spacing="false" fo:text-indent="-0.25in" style:auto-text-indent="false"/>
      <style:text-properties officeooo:rsid="001b4c40" officeooo:paragraph-rsid="001b4c40"/>
    </style:style>
    <style:style style:name="P41" style:family="paragraph" style:parent-style-name="Text_20_body">
      <style:paragraph-properties fo:margin-left="0.25in" fo:margin-right="0in" fo:margin-top="0in" fo:margin-bottom="0in" loext:contextual-spacing="false" fo:text-indent="-0.25in" style:auto-text-indent="false"/>
      <style:text-properties officeooo:paragraph-rsid="001b4c40"/>
    </style:style>
    <style:style style:name="P42" style:family="paragraph" style:parent-style-name="Text_20_body">
      <style:paragraph-properties fo:margin-left="0in" fo:margin-right="0in" fo:margin-top="0in" fo:margin-bottom="0in" loext:contextual-spacing="false" fo:text-indent="0in" style:auto-text-indent="false"/>
    </style:style>
    <style:style style:name="P43" style:family="paragraph" style:parent-style-name="Text_20_body">
      <style:paragraph-properties fo:margin-left="0in" fo:margin-right="0in" fo:margin-top="0in" fo:margin-bottom="0in" loext:contextual-spacing="false" fo:text-indent="0in" style:auto-text-indent="false"/>
      <style:text-properties fo:font-weight="normal" officeooo:rsid="000c6054" officeooo:paragraph-rsid="000c6054" style:font-weight-asian="normal" style:font-weight-complex="normal"/>
    </style:style>
    <style:style style:name="P44" style:family="paragraph" style:parent-style-name="Text_20_body" style:list-style-name="L1">
      <style:paragraph-properties fo:margin-top="0in" fo:margin-bottom="0in" loext:contextual-spacing="false"/>
      <style:text-properties officeooo:paragraph-rsid="000e2bcb"/>
    </style:style>
    <style:style style:name="P45" style:family="paragraph" style:parent-style-name="Text_20_body">
      <style:paragraph-properties fo:margin-left="0.5071in" fo:margin-right="0in" fo:text-indent="0in" style:auto-text-indent="false"/>
    </style:style>
    <style:style style:name="T1" style:family="text">
      <style:text-properties officeooo:rsid="000c6054"/>
    </style:style>
    <style:style style:name="T2" style:family="text">
      <style:text-properties officeooo:rsid="000df620"/>
    </style:style>
    <style:style style:name="T3" style:family="text">
      <style:text-properties fo:font-size="12pt" fo:font-weight="normal" officeooo:rsid="000df620" style:font-size-asian="12pt" style:font-weight-asian="normal" style:font-size-complex="12pt" style:font-weight-complex="normal"/>
    </style:style>
    <style:style style:name="T4" style:family="text">
      <style:text-properties fo:font-size="12pt" fo:font-weight="normal" officeooo:rsid="000c6054" style:font-size-asian="12pt" style:font-weight-asian="normal" style:font-size-complex="12pt" style:font-weight-complex="normal"/>
    </style:style>
    <style:style style:name="T5" style:family="text">
      <style:text-properties fo:font-size="12pt" fo:font-style="italic" fo:font-weight="normal" officeooo:rsid="000df620"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officeooo:rsid="000c6054" style:font-size-asian="12pt" style:font-style-asian="normal" style:font-weight-asian="normal" style:font-size-complex="12pt" style:font-style-complex="normal" style:font-weight-complex="normal"/>
    </style:style>
    <style:style style:name="T7" style:family="text">
      <style:text-properties fo:font-weight="bold" style:font-weight-asian="bold" style:font-weight-complex="bold"/>
    </style:style>
    <style:style style:name="T8" style:family="text">
      <style:text-properties fo:font-style="normal" officeooo:rsid="000e2bcb" style:font-style-asian="normal" style:font-style-complex="normal"/>
    </style:style>
    <style:style style:name="T9" style:family="text">
      <style:text-properties fo:font-style="normal" officeooo:rsid="001b4c40" style:font-style-asian="normal" style:font-style-complex="normal"/>
    </style:style>
    <style:style style:name="T10" style:family="text">
      <style:text-properties officeooo:rsid="000e0510"/>
    </style:style>
    <style:style style:name="T11" style:family="text">
      <style:text-properties officeooo:rsid="000e2bcb"/>
    </style:style>
    <style:style style:name="T12" style:family="text">
      <style:text-properties fo:color="#c9211e"/>
    </style:style>
    <style:style style:name="T13" style:family="text">
      <style:text-properties fo:color="#c9211e" style:font-name="arial" fo:font-size="9.10000038146973pt"/>
    </style:style>
    <style:style style:name="T14" style:family="text">
      <style:text-properties style:font-name="arial" fo:font-size="9.10000038146973pt"/>
    </style:style>
    <style:style style:name="T15" style:family="text">
      <style:text-properties officeooo:rsid="000fa31b"/>
    </style:style>
    <style:style style:name="T16" style:family="text">
      <style:text-properties officeooo:rsid="00113409"/>
    </style:style>
    <style:style style:name="T17" style:family="text">
      <style:text-properties officeooo:rsid="00133ab0"/>
    </style:style>
    <style:style style:name="T18" style:family="text">
      <style:text-properties style:font-name="AppleSystemUIFont" fo:font-size="12pt" style:font-size-asian="12pt"/>
    </style:style>
    <style:style style:name="T19" style:family="text">
      <style:text-properties officeooo:rsid="0017f834"/>
    </style:style>
    <style:style style:name="T20" style:family="text">
      <style:text-properties officeooo:rsid="00180bf6"/>
    </style:style>
    <style:style style:name="T21" style:family="text">
      <style:text-properties officeooo:rsid="0019cf7e"/>
    </style:style>
    <style:style style:name="T22" style:family="text">
      <style:text-properties officeooo:rsid="001af2bd"/>
    </style:style>
    <style:style style:name="T23" style:family="text">
      <style:text-properties officeooo:rsid="001b2ad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illiam Jackson</text:p>
      <text:p text:style-name="P9"><text:span text:style-name="T1">StudentID: </text:span>002982231</text:p>
      <text:p text:style-name="P8">D480 Artificial Intelligence – Task 1</text:p>
      <text:p text:style-name="P9"/>
      <text:p text:style-name="P13">A. <text:span text:style-name="T11">T</text:span>he functionalities of the chatbot and how they will meet the needs described in the scenario.</text:p>
      <text:p text:style-name="P16"/>
      <text:p text:style-name="P16">Functionality</text:p>
      <text:p text:style-name="P18"><text:span text:style-name="T10">The chatbot queries the user for preferences and personality traits that aids the chatbot in </text:span></text:p>
      <text:p text:style-name="P18"><text:span text:style-name="T10">recommending a suitable IT job. </text:span></text:p>
      <text:p text:style-name="P18"/>
      <text:p text:style-name="P18"><text:span text:style-name="T10">It first asks if the user </text:span>characterize<text:span text:style-name="T10">s</text:span> <text:span text:style-name="T10">itself </text:span>as “creative” or “analytical”, <text:span text:style-name="T10">providing a button for each </text:span></text:p>
      <text:p text:style-name="P18"><text:span text:style-name="T10">option, and eliminates backend, frontend and devops jobs if the user is choses “analytical” while it </text:span></text:p>
      <text:p text:style-name="P18"><text:span text:style-name="T10">eliminates IT project manager and QA tester if the user identifies as “analytical”. </text:span></text:p>
      <text:p text:style-name="P18"/>
      <text:p text:style-name="P18"><text:span text:style-name="T10">The follow-up question to the analytical choice is to ask if the if the user prefers to </text:span>lead processes or </text:p>
      <text:p text:style-name="P18">asses the work of others, <text:span text:style-name="T10">the former leading to a job recommendation of IT project manager and the </text:span></text:p>
      <text:p text:style-name="P18"><text:span text:style-name="T10">latter option leading to a job recommendation of QA tester. </text:span></text:p>
      <text:p text:style-name="P18"/>
      <text:p text:style-name="P18"><text:span text:style-name="T10">If the answer to the first question was “creative” instead of “analytical”, the user will be met with a </text:span></text:p>
      <text:p text:style-name="P18"><text:span text:style-name="T10">follow-up question of whether it considers itself having a more “artistic” or “logical” mindset. If the </text:span></text:p>
      <text:p text:style-name="P19"><text:span text:style-name="T10">answer to this is “artistic, a job recommendation of frontend developer will be printed. </text:span></text:p>
      <text:p text:style-name="P19"><text:span text:style-name="T10">If the answer is “logical”, a final follow question will appear asking if the user prefers to work </text:span>in-</text:p>
      <text:p text:style-name="P19">depth with an individual programs or with the functioning of larger systems? <text:span text:style-name="T11">If the answer is in-</text:span></text:p>
      <text:p text:style-name="P19"><text:span text:style-name="T11">depth with individual programs, a job recommendation of backend developer will be displayed. If </text:span></text:p>
      <text:p text:style-name="P19"><text:span text:style-name="T11">the selected answer is larger systems, a job recommendation of Devops engineer will be displayed. </text:span></text:p>
      <text:p text:style-name="P18"/>
      <text:p text:style-name="P16">How it meets the needs of the scenario</text:p>
      <text:p text:style-name="P20">The chatbot recommends five different IT jobs based on user preferences or personality traits. </text:p>
      <text:p text:style-name="P19"><text:span text:style-name="T8">The user will be asked two or three questions to narrow the options down to one of the five IT jobs, </text:span></text:p>
      <text:p text:style-name="P19"><text:span text:style-name="T8">and in this manner, the chatbot will reduce the workload of the staff and help students identify a job </text:span></text:p>
      <text:p text:style-name="P19"><text:span text:style-name="T8">in the field to pursue. </text:span></text:p>
      <text:p text:style-name="P15"/>
      <text:p text:style-name="P24">During a meeting of career advisors, your manager suggests that you develop a chatbot that may reduce your workload and interact with students to help them identify jobs in computing fields for which they are qualified.</text:p>
      <text:p text:style-name="P10"/>
      <text:p text:style-name="P10">You have been asked to identify five job types that require an undergraduate degree in computer science and to construct a chatbot in the Pandorabot environment. The chatbot will interact with individual students, help them identify their strengths and preferences, and help them decide which career options to consider.</text:p>
      <text:p text:style-name="P15"/>
      <text:p text:style-name="P42"/>
      <text:p text:style-name="P25">Competent</text:p>
      <text:p text:style-name="Text_20_body"><text:soft-page-break/><text:span text:style-name="T12">The submission accurately and completely explains </text:span><text:span text:style-name="Emphasis"><text:span text:style-name="T12">both</text:span></text:span><text:span text:style-name="T12"> the functionalities of the chatbot and how the chatbot meets the needs from the scenario.</text:span></text:p>
      <text:p text:style-name="P13"/>
      <text:p text:style-name="P13"/>
      <text:p text:style-name="P13">B. <text:span text:style-name="T11">Five</text:span> computing job types that <text:span text:style-name="T11">the </text:span>chatbot recommend<text:span text:style-name="T11">s</text:span> based on student interaction with the chatbot.</text:p>
      <text:p text:style-name="P13"/>
      <text:p text:style-name="P22">The five jobs the chatbot can recommend based on student interaction are:</text:p>
      <text:list xml:id="list855651430" text:style-name="L1">
        <text:list-item>
          <text:p text:style-name="P44"><text:span text:style-name="T11">Backend developer</text:span></text:p>
        </text:list-item>
        <text:list-item>
          <text:p text:style-name="P44"><text:span text:style-name="T11">Frontend developer</text:span></text:p>
        </text:list-item>
        <text:list-item>
          <text:p text:style-name="P44"><text:span text:style-name="T11">Devops engineer </text:span></text:p>
        </text:list-item>
        <text:list-item>
          <text:p text:style-name="P44"><text:span text:style-name="T11">QA tester</text:span></text:p>
        </text:list-item>
        <text:list-item>
          <text:p text:style-name="P44"><text:span text:style-name="T11">IT project manager </text:span></text:p>
        </text:list-item>
      </text:list>
      <text:p text:style-name="P13"/>
      <text:p text:style-name="P26">Competent</text:p>
      <text:p text:style-name="P23">The submission identifies 5 computing job types that are recommended based on student interaction with the chatbot.</text:p>
      <text:p text:style-name="P23"/>
      <text:p text:style-name="P13"/>
      <text:p text:style-name="P13">C. <text:span text:style-name="T11">G</text:span>enerated chatbot code files to support the<text:span text:style-name="Strong_20_Emphasis"> five</text:span> identified job types from part B.</text:p>
      <text:p text:style-name="P22">The generated chatbot code is attached in a separate zip file</text:p>
      <text:p text:style-name="P13"/>
      <text:p text:style-name="P26">Competent</text:p>
      <text:p text:style-name="P13"><text:span text:style-name="T12">The submission provides generated chatbot code files that are accurate and support </text:span><text:span text:style-name="Emphasis"><text:span text:style-name="T12">all</text:span></text:span><text:span text:style-name="T12"> 5 identified job types from part B.</text:span></text:p>
      <text:p text:style-name="P13"/>
      <text:p text:style-name="P13"/>
      <text:p text:style-name="P13">D.  Explain how the chatbot training cases were selected and how you used artificial intelligence markup language (AIML) to enhance the functionality of the chatbot. Provide examples of the chatbot’s functionality that represent the selected cases at the end of the training process in support of your explanation.</text:p>
      <text:p text:style-name="P13"/>
      <text:p text:style-name="P30"><text:span text:style-name="T15">I selected disparate training cases to reflect the diversity in the student body that pursue IT degrees. </text:span></text:p>
      <text:p text:style-name="P33"><text:span text:style-name="T17">My approach was to envision ideal types and then I developed the queries that would lead them to </text:span></text:p>
      <text:p text:style-name="P33"><text:span text:style-name="T17">an appropriate recommendation. </text:span><text:span text:style-name="T15">I wanted both a case that represented a creative mindset as well as </text:span></text:p>
      <text:p text:style-name="P33"><text:span text:style-name="T15">a case representing an analytical mindset. </text:span><text:span text:style-name="T16">So I identified the following two cases:</text:span></text:p>
      <text:p text:style-name="P30"/>
      <text:p text:style-name="P30"><text:span text:style-name="T15">Case 1: A creative student who uses its creativity towards visual ends. </text:span></text:p>
      <text:p text:style-name="P29">Case 2: An analytical student who prefers to assess established work with a goal of improving it. </text:p>
      <text:p text:style-name="P13"/>
      <text:p text:style-name="P32"><text:span text:style-name="T16">I used AIML to split students into two overall groups - the “creative” and the “analytical” group by </text:span></text:p>
      <text:p text:style-name="P32"><text:span text:style-name="T16">providing a button for each option. The postback in each pattern links to the follow-up question to </text:span></text:p>
      <text:p text:style-name="P32"><text:span text:style-name="T16">each. </text:span></text:p>
      <text:p text:style-name="P32"/>
      <text:p text:style-name="P32"><text:s text:c="2"/>&lt;!-- Choice of creative or an<text:span text:style-name="T16">a</text:span>lytical --&gt;</text:p>
      <text:p text:style-name="P32"><text:soft-page-break/><text:s text:c="2"/>&lt;category&gt;</text:p>
      <text:p text:style-name="P32"><text:s text:c="4"/>&lt;pattern&gt;WELCOME&lt;/pattern&gt;</text:p>
      <text:p text:style-name="P32"><text:s text:c="4"/>&lt;template&gt;</text:p>
      <text:p text:style-name="P32"><text:s text:c="8"/>Welcome to the IT Career adviser chatbot. For the first question, would you characterize yourself as creative or analytical?</text:p>
      <text:p text:style-name="P32"><text:s text:c="8"/>&lt;button&gt;</text:p>
      <text:p text:style-name="P32"><text:s text:c="12"/>&lt;text&gt;Creative&lt;/text&gt;</text:p>
      <text:p text:style-name="P32"><text:s text:c="12"/>&lt;postback&gt;creative&lt;/postback&gt;</text:p>
      <text:p text:style-name="P32"><text:s text:c="8"/>&lt;/button&gt;</text:p>
      <text:p text:style-name="P32"><text:s text:c="8"/>&lt;button&gt;</text:p>
      <text:p text:style-name="P32"><text:s text:c="12"/>&lt;text&gt;Analytical&lt;/text&gt;</text:p>
      <text:p text:style-name="P32"><text:s text:c="12"/>&lt;postback&gt;analytical&lt;/postback&gt;</text:p>
      <text:p text:style-name="P32"><text:s text:c="8"/>&lt;/button&gt;</text:p>
      <text:p text:style-name="P32"><text:s text:c="6"/>&lt;/template&gt;</text:p>
      <text:p text:style-name="P32"><text:s text:c="4"/>&lt;/category&gt;</text:p>
      <text:p text:style-name="P32"/>
      <text:p text:style-name="P31">The creative student in case 1 will then select “artistic” over “logical” in the follow-up question </text:p>
      <text:p text:style-name="P32"><text:span text:style-name="T16">which generates the job recommendation of frontend developer. I used AIML to include a link to a </text:span></text:p>
      <text:p text:style-name="P32"><text:span text:style-name="T16">an article with more information. </text:span></text:p>
      <text:p text:style-name="P32"/>
      <text:p text:style-name="P32">&lt;!-- frontend job --&gt;</text:p>
      <text:p text:style-name="P32"><text:s text:c="2"/>&lt;category&gt;</text:p>
      <text:p text:style-name="P32"><text:s text:c="6"/>&lt;pattern&gt;artistic&lt;/pattern&gt;</text:p>
      <text:p text:style-name="P32"><text:s text:c="6"/>&lt;template&gt;Recommended job: Frontend developer. Frontend developers design the interface that users face and interact with when accessing an app or web site. <text:s/></text:p>
      <text:p text:style-name="P32"><text:s text:c="8"/>For more information see:</text:p>
      <text:p text:style-name="P32"><text:s text:c="8"/></text:p>
      <text:p text:style-name="P32"><text:s text:c="8"/>&lt;link&gt;</text:p>
      <text:p text:style-name="P32"><text:s text:c="12"/>&lt;text&gt;Frontend developer&lt;/text&gt;</text:p>
      <text:p text:style-name="P32"><text:s text:c="12"/>&lt;url&gt;https://www.coursera.org/articles/front-end-developer&lt;/url&gt;</text:p>
      <text:p text:style-name="P32"><text:s text:c="8"/>&lt;/link&gt;</text:p>
      <text:p text:style-name="P32"><text:s text:c="8"/></text:p>
      <text:p text:style-name="P32"><text:s text:c="8"/>&lt;srai&gt;restart or exit&lt;/srai&gt;</text:p>
      <text:p text:style-name="P32"><text:s text:c="6"/>&lt;/template&gt;</text:p>
      <text:p text:style-name="P32"><text:s text:c="2"/>&lt;/category&gt;</text:p>
      <text:p text:style-name="P32"/>
      <text:p text:style-name="P32"><text:span text:style-name="T16">The analytical student who prefers to asses work in case 2 will select “assess” over “lead” as a </text:span></text:p>
      <text:p text:style-name="P32"><text:span text:style-name="T16">follow-up question and be given a recommendation to be a QA tester and an appropriate link, which </text:span></text:p>
      <text:p text:style-name="P32"><text:span text:style-name="T16">is written as the following AIML snippet.</text:span></text:p>
      <text:p text:style-name="P32"/>
      <text:p text:style-name="P32"><text:span text:style-name="T16">&lt;!-- QA tester job --&gt;</text:span></text:p>
      <text:p text:style-name="P32"><text:span text:style-name="T16"><text:s text:c="2"/>&lt;category&gt;</text:span></text:p>
      <text:p text:style-name="P32"><text:span text:style-name="T16"><text:s text:c="6"/>&lt;pattern&gt;assess&lt;/pattern&gt;</text:span></text:p>
      <text:p text:style-name="P32"><text:span text:style-name="T16"><text:s text:c="6"/>&lt;template&gt;Recommended job: QA Tester. Quality Assurance testers test the functionality of programs and systems to ensure a high quality and that they live up to the specified requirements. </text:span></text:p>
      <text:p text:style-name="P32"><text:soft-page-break/><text:span text:style-name="T16"><text:s text:c="6"/>For more information see:</text:span></text:p>
      <text:p text:style-name="P32"><text:span text:style-name="T16"><text:s text:c="8"/></text:span></text:p>
      <text:p text:style-name="P32"><text:span text:style-name="T16"><text:s text:c="8"/>&lt;link&gt;</text:span></text:p>
      <text:p text:style-name="P32"><text:span text:style-name="T16"><text:s text:c="12"/>&lt;text&gt;QA Tester&lt;/text&gt;</text:span></text:p>
      <text:p text:style-name="P32"><text:span text:style-name="T16"><text:s text:c="12"/>&lt;url&gt;https://www.coursera.org/articles/qa-tester&lt;/url&gt;</text:span></text:p>
      <text:p text:style-name="P32"><text:span text:style-name="T16"><text:s text:c="8"/>&lt;/link&gt;</text:span></text:p>
      <text:p text:style-name="P32"><text:span text:style-name="T16"><text:s text:c="8"/>&lt;srai&gt;restart or exit&lt;/srai&gt;</text:span></text:p>
      <text:p text:style-name="P32"><text:span text:style-name="T16"><text:s text:c="6"/>&lt;/template&gt;</text:span></text:p>
      <text:p text:style-name="P32"><text:span text:style-name="T16"><text:s text:c="2"/>&lt;/category&gt; </text:span></text:p>
      <text:p text:style-name="P31"/>
      <text:p text:style-name="P32"/>
      <text:p text:style-name="P13"/>
      <text:p text:style-name="P27"><text:bookmark text:name="j_id0:j_id206"/>Explain how the “training cases” were selected. Provide examples of AIML and functionality improvements that “represent” the training cases at the end of the “training process.”</text:p>
      <text:p text:style-name="Text_20_body"><text:span text:style-name="Emphasis"><text:span text:style-name="T13">Phrases in quotations are taken directly from the rubric and, as they may be confusing, defined below.  </text:span></text:span></text:p>
      <text:list xml:id="list3963422691" text:style-name="L2">
        <text:list-item>
          <text:p text:style-name="P11">“<text:span text:style-name="T14">Explain how the “training cases” were selected” </text:span></text:p>
        </text:list-item>
      </text:list>
      <text:p text:style-name="P45"><text:span text:style-name="Emphasis"><text:span text:style-name="T13">In practice, chatbots usually use large data sets gathered from users to self improve interactions. As we don’t have user data to work with, provide two specific examples, e.g., "Case 1: A student with strong programming skills… or  "Case 2: John is a student who loves software design but hates math …"  </text:span></text:span></text:p>
      <text:p text:style-name="Text_20_body"><text:span text:style-name="Emphasis"><text:span text:style-name="T13">Explain how (or why) these cases were selected   </text:span></text:span></text:p>
      <text:list xml:id="list2381642650" text:style-name="L3">
        <text:list-item>
          <text:p text:style-name="P12">“<text:span text:style-name="T14">represent” the training cases at the end of the “training process.”  </text:span></text:p>
        </text:list-item>
      </text:list>
      <text:p text:style-name="P45"><text:span text:style-name="Emphasis"><text:span text:style-name="T13">Provide explicit examples of how AIML was used to enhance the chatbot’s ability to handle the training cases.  Describe using the “training cases” with your chatbot and how the functionality of the chatbot was able to successfully handle the cases OR adjustments you had to make so they could be successfully handled, i.e., how you “trained” your bot.  </text:span></text:span></text:p>
      <text:p text:style-name="P23"/>
      <text:p text:style-name="P23"/>
      <text:p text:style-name="P26">Competent</text:p>
      <text:p text:style-name="P28">The submission explains how the chatbot training cases were selected and how AIML was used to enhance the bot’s functionality. The submission includes examples of the chatbot’s functionality that represent the selected cases at the end of the training process and support the explanation.</text:p>
      <text:p text:style-name="P43"/>
      <text:p text:style-name="P13"/>
      <text:p text:style-name="P13">E.  Create an installation manual for the chatbot that includes the web link to access the live chatbot in the Pandorabot platform.</text:p>
      <text:p text:style-name="P13"/>
      <text:p text:style-name="P35"><text:span text:style-name="T19">1. In your browser, access the website </text:span><text:a xlink:type="simple" xlink:href="https://www.pandorabots.com/" text:style-name="Internet_20_link" text:visited-style-name="Visited_20_Internet_20_Link"><text:span text:style-name="T20">https://www.p</text:span></text:a><text:a xlink:type="simple" xlink:href="https://www.pandorabots.com/" text:style-name="Internet_20_link" text:visited-style-name="Visited_20_Internet_20_Link"><text:span text:style-name="T19">andorabots.com</text:span></text:a><text:span text:style-name="T19"> <text:s/></text:span></text:p>
      <text:p text:style-name="P34">2. <text:span text:style-name="T20">Sign up for an account if you do not yet have one</text:span></text:p>
      <text:p text:style-name="P36">3. Access directory at <text:a xlink:type="simple" xlink:href="https://home.pandorabots.com/dash/bot-directory" text:style-name="Internet_20_link" text:visited-style-name="Visited_20_Internet_20_Link">https://home.pandorabots.com/dash/bot-directory</text:a></text:p>
      <text:p text:style-name="P37"><text:span text:style-name="T20">4. In the search bar in the top right corner, enter “</text:span>wgubot_wpj”</text:p>
      <text:p text:style-name="P36">5. Click on the purple symbol to the left of the name “wgubot_wpj” in the search result</text:p>
      <text:p text:style-name="P37"><text:span text:style-name="T20">6. The chatbot will now pop up and you can use it by selecting among the answer options provided to each question until a job recommendation is given.</text:span></text:p>
      <text:p text:style-name="P13"/>
      <text:p text:style-name="P13"/>
      <text:p text:style-name="P14"/>
      <text:p text:style-name="P26"><text:soft-page-break/>Competent</text:p>
      <text:p text:style-name="P23">The submission provides the created installation manual for the chatbot and includes a web link to access the live chatbot in the Panodorabot platform.</text:p>
      <text:p text:style-name="P13"/>
      <text:p text:style-name="P7"><text:span text:style-name="T18">(The installation manual (I think it's item E in the requirements) can be in this same document. This is super simple; you're just telling the person to download your files, sign up for pandorabots, create a new bot, upload your bot, and run your bot)</text:span></text:p>
      <text:p text:style-name="P6"/>
      <text:p text:style-name="P13"/>
      <text:p text:style-name="P13"/>
      <text:p text:style-name="P13">F.  Assess the strengths and weaknesses of the chatbot development environment and explain how they supported or impeded the construction of the chatbot.</text:p>
      <text:p text:style-name="P13"/>
      <text:p text:style-name="P17">Strength 1 - familiarity</text:p>
      <text:p text:style-name="P40">One strength of AIML is that it is a dialect of XML, which means that it will feel familiar to </text:p>
      <text:p text:style-name="P40">developers who are new to the AI field. It took me only an hour to learn enough AIML to begin </text:p>
      <text:p text:style-name="P40">developing the chatbot, and the documentation was thorough and easy to follow as an aid. </text:p>
      <text:p text:style-name="P40"/>
      <text:p text:style-name="P17">Strenght 2 – simplicity</text:p>
      <text:p text:style-name="P21">AIML follows a simple, repetitive pattern of “category” with a single nested “pattern” and</text:p>
      <text:p text:style-name="P21">“template”. Other tags provide added functionality, but the overall repetitive pattern means that new </text:p>
      <text:p text:style-name="P41"><text:span text:style-name="T9">users can gain proficiency quickly and the coding process will not be marked by indecision due to </text:span></text:p>
      <text:p text:style-name="P41"><text:span text:style-name="T9">an unlimited number of formats to write a bot. </text:span></text:p>
      <text:p text:style-name="P13"/>
      <text:p text:style-name="P17">Weakness 1 – limited functionality </text:p>
      <text:p text:style-name="P21">The drawback to the simplicity is limited functionality. Even simple features like adding a welcome </text:p>
      <text:p text:style-name="P41"><text:span text:style-name="T9">message or inserting blank lines in a message is difficult compared to the ease of during it in </text:span></text:p>
      <text:p text:style-name="P41"><text:span text:style-name="T9">programming languages like java or python. <text:s/></text:span></text:p>
      <text:p text:style-name="P41"><text:span text:style-name="T9"/></text:p>
      <text:p text:style-name="P17">Weakness 2 – verbosity </text:p>
      <text:p text:style-name="P41"><text:span text:style-name="T9">As an XML dialect, it is marred by the same verbosity as XML. A simple word needs to be nested </text:span></text:p>
      <text:p text:style-name="P41"><text:span text:style-name="T9">within a block of opening and closing tags, which makes it more time-consuming to write or read </text:span></text:p>
      <text:p text:style-name="P41"><text:span text:style-name="T9">code in AIML than in other languages. </text:span></text:p>
      <text:p text:style-name="P41"/>
      <text:p text:style-name="P13"/>
      <text:p text:style-name="P27"><text:bookmark text:name="j_id0:j_id2061"/>The submission assesses the chatbot development environment’s strengths and weaknesses and how they supported or impeded the chatbot construction.  </text:p>
      <text:p text:style-name="Text_20_body"><text:span text:style-name="Emphasis"><text:span text:style-name="T13">The plural is used in “strengths” and “weaknesses,” so you need at least two examples of each. The chatbot development means </text:span></text:span><text:a xlink:type="simple" xlink:href="https://home.pandorabots.com/home.html" office:target-frame-name="_blank" xlink:show="new" text:style-name="Internet_20_link" text:visited-style-name="Visited_20_Internet_20_Link"><text:span text:style-name="Emphasis">pandorabots</text:span></text:a><text:a xlink:type="simple" xlink:href="https://home.pandorabots.com/home.html" office:target-frame-name="_blank" xlink:show="new" text:style-name="Internet_20_link" text:visited-style-name="Visited_20_Internet_20_Link"><text:span text:style-name="Emphasis">,</text:span></text:a><text:span text:style-name="Emphasis"><text:span text:style-name="T13"> but your discussion can include AIML. You should provide at least one reason why each strength helped and each weakness hindered the development (i.e., why they are a strength or weakness.  </text:span></text:span></text:p>
      <text:p text:style-name="P23"/>
      <text:p text:style-name="P23"/>
      <text:p text:style-name="P26">Competent</text:p>
      <text:p text:style-name="P23">The submission assesses the strengths and weaknesses of the chatbot development environment and how the strengths and weaknesses supported or impeded chatbot construction. The explanation is accurate and logical.</text:p>
      <text:p text:style-name="P23"/>
      <text:p text:style-name="P13"><text:soft-page-break/></text:p>
      <text:p text:style-name="P13">G.  Explain how the chatbot will be monitored and maintained to improve the final user experience.</text:p>
      <text:p text:style-name="P5"><text:span text:style-name="T22">As part of the pandorabots directory, the chatbot is currently hosted in a free and reliable environment. However, I would copy the code to an IDE that specializes in AI and ML such as Spyder, which comes with supporting libraries, code analysis and debugging tools, in order to develop the chatbot further. This will enhance developer productivity and by extension the quality of the program for users. Once I’m happy with the result, I would copy and paste it back to pandorabots for hosting and public access. </text:span></text:p>
      <text:p text:style-name="P5"/>
      <text:p text:style-name="P5"><text:span text:style-name="T22">For user acceptance testing, I would share the installation directions to a large group of test users who can interact with it and provide feedback for corrections and improvement. I would then implement these improvements in my local IDE and paste them back into pandorabots for continued user testing and feedback </text:span><text:span text:style-name="T23">until hopefully all users find the chatbot helpful in guiding their career choice</text:span><text:span text:style-name="T22">. </text:span></text:p>
      <text:p text:style-name="Standard"/>
      <text:p text:style-name="Standard"/>
      <text:p text:style-name="P2">Competent</text:p>
      <text:p text:style-name="Text_20_body">The submission accurately and logically explains how the chatbot will be monitored and maintained and how <text:span text:style-name="Emphasis">both</text:span> will improve the final user experience.</text:p>
      <text:p text:style-name="Standard"/>
      <text:p text:style-name="Standard"/>
      <text:p text:style-name="P3">H.</text:p>
      <text:p text:style-name="P3"/>
      <text:p text:style-name="P2">Competent</text:p>
      <text:p text:style-name="Text_20_body">The Panopto video recording submitted includes <text:span text:style-name="Emphasis">both</text:span> a verbal summary of the capabilities of the chatbot and an example of human interaction with the chatbot in which the chatbot provides meaningful career advice.</text:p>
      <text:p text:style-name="Standard"/>
      <text:p text:style-name="P2">I. Sources</text:p>
      <text:p text:style-name="P4"><text:span text:style-name="T2">Five coursera </text:span><text:span text:style-name="T1">articles are linked to </text:span><text:span text:style-name="T2">in the chatbot </text:span><text:span text:style-name="T1">for further </text:span><text:span text:style-name="T2">job </text:span><text:span text:style-name="T1">information.</text:span></text:p>
      <text:h text:style-name="P1" text:outline-level="1"><text:span text:style-name="T4">What Is an IT Project Manager? And How to Become One </text:span><text:span text:style-name="T3">(Nov 29, 2023).</text:span><text:span text:style-name="T5"> Coursera. </text:span><text:a xlink:type="simple" xlink:href="https://www.coursera.org/articles/it-project-manager" text:style-name="Internet_20_link" text:visited-style-name="Visited_20_Internet_20_Link"><text:span text:style-name="T4">https://www.coursera.org/articles/it-project-manager</text:span></text:a><text:span text:style-name="T4"> </text:span></text:h>
      <text:h text:style-name="P1" text:outline-level="1"><text:span text:style-name="T4">What Is a QA Tester? Skills, Requirements, and Jobs in 2024. </text:span><text:span text:style-name="T3">(Dec 12, 2023).</text:span><text:span text:style-name="T5"> Coursera. </text:span><text:a xlink:type="simple" xlink:href="https://www.coursera.org/articles/qa-tester" text:style-name="Internet_20_link" text:visited-style-name="Visited_20_Internet_20_Link"><text:span text:style-name="T6">https://www.coursera.org/articles/qa-tester</text:span></text:a><text:span text:style-name="T6"> </text:span></text:h>
      <text:h text:style-name="P1" text:outline-level="1"><text:span text:style-name="T4">What Does a Front-End Developer Do? </text:span><text:span text:style-name="T3">(Nov 29, 2023).</text:span><text:span text:style-name="T5"> Coursera. </text:span><text:a xlink:type="simple" xlink:href="https://www.coursera.org/articles/front-end-developer" text:style-name="Internet_20_link" text:visited-style-name="Visited_20_Internet_20_Link"><text:span text:style-name="T6">https://www.coursera.org/articles/front-end-developer</text:span></text:a><text:span text:style-name="T6"> </text:span></text:h>
      <text:h text:style-name="P1" text:outline-level="1"><text:span text:style-name="T4">What Does a Back-End Developer Do? </text:span><text:span text:style-name="T3">(Nov 29, 2023).</text:span><text:span text:style-name="T5"> Coursera. </text:span><text:a xlink:type="simple" xlink:href="https://www.coursera.org/articles/back-end-developer" text:style-name="Internet_20_link" text:visited-style-name="Visited_20_Internet_20_Link"><text:span text:style-name="T6">https://www.coursera.org/articles/back-end-developer</text:span></text:a><text:span text:style-name="T6"> </text:span></text:h>
      <text:h text:style-name="P1" text:outline-level="1"><text:span text:style-name="T4">What Does a DevOps Engineer Do? A Career Guide </text:span><text:span text:style-name="T3">(Nov 29, 2023).</text:span><text:span text:style-name="T5"> Coursera. </text:span><text:a xlink:type="simple" xlink:href="https://www.coursera.org/articles/devops-engineer" text:style-name="Internet_20_link" text:visited-style-name="Visited_20_Internet_20_Link"><text:span text:style-name="T6">https://www.coursera.org/articles/devops-engineer</text:span></text:a><text:span text:style-name="T6"> </text:span></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helvetica, sans-serif"/>
    <style:font-face style:name="Lucida Sans1" svg:font-family="'Lucida San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4-01-18T11:32:51.513058963</meta:creation-date>
    <dc:date>2024-01-18T13:16:54.190266230</dc:date>
    <meta:editing-duration>PT51M49S</meta:editing-duration>
    <meta:editing-cycles>10</meta:editing-cycles>
    <meta:generator>LibreOffice/6.4.1.2$MacOSX_X86_64 LibreOffice_project/4d224e95b98b138af42a64d84056446d09082932</meta:generator>
    <meta:document-statistic meta:table-count="0" meta:image-count="0" meta:object-count="0" meta:page-count="6" meta:paragraph-count="156" meta:word-count="1970" meta:character-count="12853" meta:non-whitespace-character-count="10672"/>
  </office:meta>
</office:document-meta>
</file>